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P27" style:family="paragraph" style:parent-style-name="Standard">
      <style:text-properties fo:language="sv" fo:country="SE" officeooo:rsid="007115b1" officeooo:paragraph-rsid="007115b1"/>
    </style:style>
    <style:style style:name="P28" style:family="paragraph" style:parent-style-name="Standard">
      <style:text-properties fo:language="sv" fo:country="SE" officeooo:rsid="00762e14" officeooo:paragraph-rsid="00762e14"/>
    </style:style>
    <style:style style:name="P29" style:family="paragraph" style:parent-style-name="Standard">
      <style:text-properties fo:language="sv" fo:country="SE" officeooo:rsid="00769bc5" officeooo:paragraph-rsid="00769bc5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  <text:p text:style-name="P27">tisdag 17 – <text:span text:style-name="T31">läst colorizationartiklar &amp; </text:span>learning representations, försöker förstå. Kod finns. <text:span text:style-name="T30">7H</text:span></text:p>
      <text:p text:style-name="P28">onsdag 18 – <text:span text:style-name="T32">inget</text:span></text:p>
      <text:p text:style-name="P29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9">fredag 20 – <text:span text:style-name="T34">Larssons artikel. Publicerad i arxiv är inget bra tecken. Vet inte vad jag ska göra. 5.5 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20T18:30:04.538904385</dc:date>
    <meta:editing-duration>P3DT2H15M10S</meta:editing-duration>
    <meta:editing-cycles>118</meta:editing-cycles>
    <meta:generator>LibreOffice/4.2.8.2$Linux_X86_64 LibreOffice_project/420m0$Build-2</meta:generator>
    <meta:document-statistic meta:table-count="0" meta:image-count="0" meta:object-count="0" meta:page-count="1" meta:paragraph-count="36" meta:word-count="482" meta:character-count="3100" meta:non-whitespace-character-count="2614"/>
  </office:meta>
</office:document-meta>
</file>